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937in"/>
    </style:style>
    <style:style style:name="co4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4"/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2" table:formula="of:=([.C13]-[.C14]-[.C15])*27.211" office:value-type="float" office:value="-128.291605729541" calcext:value-type="float">
            <text:p>-128.292</text:p>
          </table:table-cell>
          <table:table-cell table:style-name="ce2" table:formula="of:=([.D13]-[.D14]-[.D15])*27.211" office:value-type="float" office:value="-8.55491386568761" calcext:value-type="float">
            <text:p>-8.555</text:p>
          </table:table-cell>
          <table:table-cell table:style-name="ce2" table:formula="of:=([.E13]-[.E14]-[.E15])*27.211" office:value-type="float" office:value="-3.25200673533765" calcext:value-type="float">
            <text:p>-3.252</text:p>
          </table:table-cell>
          <table:table-cell table:style-name="ce2" table:formula="of:=([.F13]-[.F14]-[.F15])*27.211" office:value-type="float" office:value="-1.5288253845208" calcext:value-type="float">
            <text:p>-1.529</text:p>
          </table:table-cell>
          <table:table-cell table:style-name="ce2" table:formula="of:=([.G13]-[.G14]-[.G15])*27.211" office:value-type="float" office:value="-0.925345105443919" calcext:value-type="float">
            <text:p>-0.925</text:p>
          </table:table-cell>
          <table:table-cell table:style-name="ce2" table:formula="of:=([.H13]-[.H14]-[.H15])*27.211" office:value-type="float" office:value="-0.792923944055821" calcext:value-type="float">
            <text:p>-0.793</text:p>
          </table:table-cell>
          <table:table-cell table:style-name="ce2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2" table:formula="of:=([.C13]-[.C14]-[.C16])*27.211" office:value-type="float" office:value="-128.301509362297" calcext:value-type="float">
            <text:p>-128.302</text:p>
          </table:table-cell>
          <table:table-cell table:style-name="ce2" table:formula="of:=([.D13]-[.D14]-[.D16])*27.211" office:value-type="float" office:value="-8.56481749844345" calcext:value-type="float">
            <text:p>-8.565</text:p>
          </table:table-cell>
          <table:table-cell table:style-name="ce2" table:formula="of:=([.E13]-[.E14]-[.E16])*27.211" office:value-type="float" office:value="-3.26191036809349" calcext:value-type="float">
            <text:p>-3.262</text:p>
          </table:table-cell>
          <table:table-cell table:style-name="ce2" table:formula="of:=([.F13]-[.F14]-[.F16])*27.211" office:value-type="float" office:value="-1.53872901727664" calcext:value-type="float">
            <text:p>-1.539</text:p>
          </table:table-cell>
          <table:table-cell table:style-name="ce2" table:formula="of:=([.G13]-[.G14]-[.G16])*27.211" office:value-type="float" office:value="-0.935248738199758" calcext:value-type="float">
            <text:p>-0.935</text:p>
          </table:table-cell>
          <table:table-cell table:style-name="ce2" table:formula="of:=([.H13]-[.H14]-[.H16])*27.211" office:value-type="float" office:value="-0.80282757681166" calcext:value-type="float">
            <text:p>-0.803</text:p>
          </table:table-cell>
          <table:table-cell table:style-name="ce2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2" table:formula="of:=([.C29]-[.C30]-[.C31])*27.211" office:value-type="float" office:value="-1.06051184315618" calcext:value-type="float">
            <text:p>-1.061</text:p>
          </table:table-cell>
          <table:table-cell table:style-name="ce2" table:formula="of:=([.D29]-[.D30]-[.D31])*27.211" office:value-type="float" office:value="-0.716816431436477" calcext:value-type="float">
            <text:p>-0.717</text:p>
          </table:table-cell>
          <table:table-cell table:style-name="ce2" table:formula="of:=([.E29]-[.E30]-[.E31])*27.211" office:value-type="float" office:value="-0.849232082635989" calcext:value-type="float">
            <text:p>-0.849</text:p>
          </table:table-cell>
          <table:table-cell table:style-name="ce2" table:formula="of:=([.F29]-[.F30]-[.F31])*27.211" office:value-type="float" office:value="-0.782241612893661" calcext:value-type="float">
            <text:p>-0.782</text:p>
          </table:table-cell>
          <table:table-cell table:style-name="ce2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2" table:formula="of:=([.C29]-[.C30]-[.C32])*27.211" office:value-type="float" office:value="-1.05706995505883" calcext:value-type="float">
            <text:p>-1.057</text:p>
          </table:table-cell>
          <table:table-cell table:style-name="ce2" table:formula="of:=([.D29]-[.D30]-[.D32])*27.211" office:value-type="float" office:value="-0.713374543339127" calcext:value-type="float">
            <text:p>-0.713</text:p>
          </table:table-cell>
          <table:table-cell table:style-name="ce2" table:formula="of:=([.E29]-[.E30]-[.E32])*27.211" office:value-type="float" office:value="-0.845790194538639" calcext:value-type="float">
            <text:p>-0.846</text:p>
          </table:table-cell>
          <table:table-cell table:style-name="ce2" table:formula="of:=([.F29]-[.F30]-[.F32])*27.211" office:value-type="float" office:value="-0.778799724796311" calcext:value-type="float">
            <text:p>-0.779</text:p>
          </table:table-cell>
          <table:table-cell table:style-name="ce2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43]-[.C44]-[.C45])*27.211" office:value-type="float" office:value="-0.859342656190769" calcext:value-type="float">
            <text:p>-0.859</text:p>
          </table:table-cell>
          <table:table-cell table:style-name="ce2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43]-[.C44]-[.C46])*27.211" office:value-type="float" office:value="-0.862278159959124" calcext:value-type="float">
            <text:p>-0.862</text:p>
          </table:table-cell>
          <table:table-cell table:style-name="ce2" table:formula="of:=([.D43]-[.D44]-[.D46])*27.211" office:value-type="float" office:value="-0.420438493359404" calcext:value-type="float">
            <text:p>-0.420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48]-[.C34]" office:value-type="float" office:value="0.201169186965409" calcext:value-type="float">
            <text:p>0.201</text:p>
          </table:table-cell>
          <table:table-cell table:style-name="ce2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49]-[.C35]" office:value-type="float" office:value="0.194791795099704" calcext:value-type="float">
            <text:p>0.195</text:p>
          </table:table-cell>
          <table:table-cell table:style-name="ce2" table:formula="of:=[.D49]-[.D35]" office:value-type="float" office:value="0.292936049979723" calcext:value-type="float">
            <text:p>0.29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([.C58]-[.C59]-[.C60])*27.211" office:value-type="float" office:value="-0.924867544493488" calcext:value-type="float">
            <text:p>-0.925</text:p>
          </table:table-cell>
          <table:table-cell table:style-name="ce2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([.C58]-[.C59]-[.C61])*27.211" office:value-type="float" office:value="-0.926997001870173" calcext:value-type="float">
            <text:p>-0.927</text:p>
          </table:table-cell>
          <table:table-cell table:style-name="ce2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[.C63]-[.C48]" office:value-type="float" office:value="-0.0655248883027192" calcext:value-type="float">
            <text:p>-0.066</text:p>
          </table:table-cell>
          <table:table-cell table:style-name="ce2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[.C64]-[.C49]" office:value-type="float" office:value="-0.0647188419110499" calcext:value-type="float">
            <text:p>-0.065</text:p>
          </table:table-cell>
          <table:table-cell table:style-name="ce2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73]-[.C74]-[.C75])*27.211" office:value-type="float" office:value="-0.842504857626026" calcext:value-type="float">
            <text:p>-0.843</text:p>
          </table:table-cell>
          <table:table-cell table:style-name="ce2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73]-[.C74]-[.C76])*27.211" office:value-type="float" office:value="-0.84727962151031" calcext:value-type="float">
            <text:p>-0.847</text:p>
          </table:table-cell>
          <table:table-cell table:style-name="ce2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63]-[.C78]" office:value-type="float" office:value="-0.0823626868674621" calcext:value-type="float">
            <text:p>-0.082</text:p>
          </table:table-cell>
          <table:table-cell table:style-name="ce2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64]-[.C79]" office:value-type="float" office:value="-0.0797173803598636" calcext:value-type="float">
            <text:p>-0.080</text:p>
          </table:table-cell>
          <table:table-cell table:style-name="ce2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([.C88]-[.C89]-[.C90])*27.211" office:value-type="float" office:value="-0.822141353269578" calcext:value-type="float">
            <text:p>-0.822</text:p>
          </table:table-cell>
          <table:table-cell table:style-name="ce2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([.C88]-[.C89]-[.C91])*27.211" office:value-type="float" office:value="-0.824859001527017" calcext:value-type="float">
            <text:p>-0.825</text:p>
          </table:table-cell>
          <table:table-cell table:style-name="ce2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[.C63]-[.C93]" office:value-type="float" office:value="-0.10272619122391" calcext:value-type="float">
            <text:p>-0.103</text:p>
          </table:table-cell>
          <table:table-cell table:style-name="ce2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[.C64]-[.C94]" office:value-type="float" office:value="-0.102138000343156" calcext:value-type="float">
            <text:p>-0.102</text:p>
          </table:table-cell>
          <table:table-cell table:style-name="ce2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06]-[.C107]-[.C108])*27.211" office:value-type="float" office:value="-1.05115560328348" calcext:value-type="float">
            <text:p>-1.051</text:p>
          </table:table-cell>
          <table:table-cell table:style-name="ce2" table:formula="of:=([.D106]-[.D107]-[.D108])*27.211" office:value-type="float" office:value="-0.637004183283489" calcext:value-type="float">
            <text:p>-0.637</text:p>
          </table:table-cell>
          <table:table-cell table:style-name="ce2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06]-[.C107]-[.C109])*27.211" office:value-type="float" office:value="-1.04935961755534" calcext:value-type="float">
            <text:p>-1.049</text:p>
          </table:table-cell>
          <table:table-cell table:style-name="ce2" table:formula="of:=([.D106]-[.D107]-[.D109])*27.211" office:value-type="float" office:value="-0.635208197555344" calcext:value-type="float">
            <text:p>-0.635</text:p>
          </table:table-cell>
          <table:table-cell table:style-name="ce2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16]-[.C117]-[.C118])*27.211" office:value-type="float" office:value="-1.1262476822602" calcext:value-type="float">
            <text:p>-1.126</text:p>
          </table:table-cell>
          <table:table-cell table:style-name="ce2" table:formula="of:=([.D116]-[.D117]-[.D118])*27.211" office:value-type="float" office:value="-0.628830602260201" calcext:value-type="float">
            <text:p>-0.629</text:p>
          </table:table-cell>
          <table:table-cell table:style-name="ce2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16]-[.C117]-[.C119])*27.211" office:value-type="float" office:value="-1.12689878325866" calcext:value-type="float">
            <text:p>-1.127</text:p>
          </table:table-cell>
          <table:table-cell table:style-name="ce2" table:formula="of:=([.D116]-[.D117]-[.D119])*27.211" office:value-type="float" office:value="-0.629481703258661" calcext:value-type="float">
            <text:p>-0.629</text:p>
          </table:table-cell>
          <table:table-cell table:style-name="ce2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21]-[.C111]" office:value-type="float" office:value="-0.0750920789767136" calcext:value-type="float">
            <text:p>-0.075</text:p>
          </table:table-cell>
          <table:table-cell table:style-name="ce2" table:formula="of:=[.D121]-[.D111]" office:value-type="float" office:value="0.00817358102328813" calcext:value-type="float">
            <text:p>0.008</text:p>
          </table:table-cell>
          <table:table-cell table:style-name="ce2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22]-[.C112]" office:value-type="float" office:value="-0.0775391657033189" calcext:value-type="float">
            <text:p>-0.078</text:p>
          </table:table-cell>
          <table:table-cell table:style-name="ce2" table:formula="of:=[.D122]-[.D112]" office:value-type="float" office:value="0.00572649429668293" calcext:value-type="float">
            <text:p>0.006</text:p>
          </table:table-cell>
          <table:table-cell table:style-name="ce2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31]-[.C132]-[.C133])*27.211" office:value-type="float" office:value="-0.27591421328348" calcext:value-type="float">
            <text:p>-0.276</text:p>
          </table:table-cell>
          <table:table-cell table:style-name="ce2" table:formula="of:=([.D131]-[.D132]-[.D133])*27.211" office:value-type="float" office:value="0.156196466716512" calcext:value-type="float">
            <text:p>0.156</text:p>
          </table:table-cell>
          <table:table-cell table:style-name="ce2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31]-[.C132]-[.C134])*27.211" office:value-type="float" office:value="-0.274118227555335" calcext:value-type="float">
            <text:p>-0.274</text:p>
          </table:table-cell>
          <table:table-cell table:style-name="ce2" table:formula="of:=([.D131]-[.D132]-[.D134])*27.211" office:value-type="float" office:value="0.157992452444656" calcext:value-type="float">
            <text:p>0.158</text:p>
          </table:table-cell>
          <table:table-cell table:style-name="ce2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11]-[.C136]" office:value-type="float" office:value="-0.77524139" calcext:value-type="float">
            <text:p>-0.775</text:p>
          </table:table-cell>
          <table:table-cell table:style-name="ce2" table:formula="of:=[.D111]-[.D136]" office:value-type="float" office:value="-0.793200650000001" calcext:value-type="float">
            <text:p>-0.793</text:p>
          </table:table-cell>
          <table:table-cell table:style-name="ce2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12]-[.C137]" office:value-type="float" office:value="-0.775241390000005" calcext:value-type="float">
            <text:p>-0.775</text:p>
          </table:table-cell>
          <table:table-cell table:style-name="ce2" table:formula="of:=[.D112]-[.D137]" office:value-type="float" office:value="-0.79320065" calcext:value-type="float">
            <text:p>-0.793</text:p>
          </table:table-cell>
          <table:table-cell table:style-name="ce2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46]-[.C147]-[.C148])*27.211" office:value-type="float" office:value="-0.351278402260201" calcext:value-type="float">
            <text:p>-0.351</text:p>
          </table:table-cell>
          <table:table-cell table:style-name="ce2" table:formula="of:=([.D146]-[.D147]-[.D148])*27.211" office:value-type="float" office:value="0.1643700477398" calcext:value-type="float">
            <text:p>0.164</text:p>
          </table:table-cell>
          <table:table-cell table:style-name="ce2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46]-[.C147]-[.C149])*27.211" office:value-type="float" office:value="-0.351929503258661" calcext:value-type="float">
            <text:p>-0.352</text:p>
          </table:table-cell>
          <table:table-cell table:style-name="ce2" table:formula="of:=([.D146]-[.D147]-[.D149])*27.211" office:value-type="float" office:value="0.163718946741339" calcext:value-type="float">
            <text:p>0.164</text:p>
          </table:table-cell>
          <table:table-cell table:style-name="ce2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51]-[.C136]" office:value-type="float" office:value="-0.0753641889767214" calcext:value-type="float">
            <text:p>-0.075</text:p>
          </table:table-cell>
          <table:table-cell table:style-name="ce2" table:formula="of:=[.D151]-[.D136]" office:value-type="float" office:value="0.00817358102328813" calcext:value-type="float">
            <text:p>0.008</text:p>
          </table:table-cell>
          <table:table-cell table:style-name="ce2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52]-[.C137]" office:value-type="float" office:value="-0.0778112757033266" calcext:value-type="float">
            <text:p>-0.078</text:p>
          </table:table-cell>
          <table:table-cell table:style-name="ce2" table:formula="of:=[.D152]-[.D137]" office:value-type="float" office:value="0.00572649429668295" calcext:value-type="float">
            <text:p>0.006</text:p>
          </table:table-cell>
          <table:table-cell table:style-name="ce2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21]-[.C151]" office:value-type="float" office:value="-0.774969279999999" calcext:value-type="float">
            <text:p>-0.775</text:p>
          </table:table-cell>
          <table:table-cell table:style-name="ce2" table:formula="of:=[.D121]-[.D151]" office:value-type="float" office:value="-0.793200650000001" calcext:value-type="float">
            <text:p>-0.793</text:p>
          </table:table-cell>
          <table:table-cell table:style-name="ce2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22]-[.C152]" office:value-type="float" office:value="-0.774969279999999" calcext:value-type="float">
            <text:p>-0.775</text:p>
          </table:table-cell>
          <table:table-cell table:style-name="ce2" table:formula="of:=[.D122]-[.D152]" office:value-type="float" office:value="-0.79320065" calcext:value-type="float">
            <text:p>-0.793</text:p>
          </table:table-cell>
          <table:table-cell table:style-name="ce2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UMP2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RMP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68]-[.C169]-[.C170])*27.211" office:value-type="float" office:value="0" calcext:value-type="float">
            <text:p>0.000</text:p>
          </table:table-cell>
          <table:table-cell table:style-name="ce2" table:formula="of:=([.D168]-[.D169]-[.D170])*27.211" office:value-type="float" office:value="0" calcext:value-type="float">
            <text:p>0.000</text:p>
          </table:table-cell>
          <table:table-cell table:style-name="ce2" table:formula="of:=([.E168]-[.E169]-[.E170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68]-[.C169]-[.C171])*27.211" office:value-type="float" office:value="0" calcext:value-type="float">
            <text:p>0.000</text:p>
          </table:table-cell>
          <table:table-cell table:style-name="ce2" table:formula="of:=([.D168]-[.D169]-[.D171])*27.211" office:value-type="float" office:value="0" calcext:value-type="float">
            <text:p>0.000</text:p>
          </table:table-cell>
          <table:table-cell table:style-name="ce2" table:formula="of:=([.E168]-[.E169]-[.E171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UMP2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RMP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78]-[.C179]-[.C180])*27.211" office:value-type="float" office:value="0" calcext:value-type="float">
            <text:p>0.000</text:p>
          </table:table-cell>
          <table:table-cell table:style-name="ce2" table:formula="of:=([.D178]-[.D179]-[.D180])*27.211" office:value-type="float" office:value="0" calcext:value-type="float">
            <text:p>0.000</text:p>
          </table:table-cell>
          <table:table-cell table:style-name="ce2" table:formula="of:=([.E178]-[.E179]-[.E180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78]-[.C179]-[.C181])*27.211" office:value-type="float" office:value="0" calcext:value-type="float">
            <text:p>0.000</text:p>
          </table:table-cell>
          <table:table-cell table:style-name="ce2" table:formula="of:=([.D178]-[.D179]-[.D181])*27.211" office:value-type="float" office:value="0" calcext:value-type="float">
            <text:p>0.000</text:p>
          </table:table-cell>
          <table:table-cell table:style-name="ce2" table:formula="of:=([.E178]-[.E179]-[.E181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83]-[.C173]" office:value-type="float" office:value="0" calcext:value-type="float">
            <text:p>0.000</text:p>
          </table:table-cell>
          <table:table-cell table:style-name="ce2" table:formula="of:=[.D183]-[.D173]" office:value-type="float" office:value="0" calcext:value-type="float">
            <text:p>0.000</text:p>
          </table:table-cell>
          <table:table-cell table:style-name="ce2" table:formula="of:=[.E183]-[.E17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84]-[.C174]" office:value-type="float" office:value="0" calcext:value-type="float">
            <text:p>0.000</text:p>
          </table:table-cell>
          <table:table-cell table:style-name="ce2" table:formula="of:=[.D184]-[.D174]" office:value-type="float" office:value="0" calcext:value-type="float">
            <text:p>0.000</text:p>
          </table:table-cell>
          <table:table-cell table:style-name="ce2" table:formula="of:=[.E184]-[.E17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UMP2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m (RMP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93]-[.C194]-[.C195])*27.211" office:value-type="float" office:value="0" calcext:value-type="float">
            <text:p>0.000</text:p>
          </table:table-cell>
          <table:table-cell table:style-name="ce2" table:formula="of:=([.D193]-[.D194]-[.D195])*27.211" office:value-type="float" office:value="0" calcext:value-type="float">
            <text:p>0.000</text:p>
          </table:table-cell>
          <table:table-cell table:style-name="ce2" table:formula="of:=([.E193]-[.E194]-[.E195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93]-[.C194]-[.C196])*27.211" office:value-type="float" office:value="0" calcext:value-type="float">
            <text:p>0.000</text:p>
          </table:table-cell>
          <table:table-cell table:style-name="ce2" table:formula="of:=([.D193]-[.D194]-[.D196])*27.211" office:value-type="float" office:value="0" calcext:value-type="float">
            <text:p>0.000</text:p>
          </table:table-cell>
          <table:table-cell table:style-name="ce2" table:formula="of:=([.E193]-[.E194]-[.E196])*27.211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98]-[.C183]" office:value-type="float" office:value="0" calcext:value-type="float">
            <text:p>0.000</text:p>
          </table:table-cell>
          <table:table-cell table:style-name="ce2" table:formula="of:=[.D198]-[.D183]" office:value-type="float" office:value="0" calcext:value-type="float">
            <text:p>0.000</text:p>
          </table:table-cell>
          <table:table-cell table:style-name="ce2" table:formula="of:=[.E198]-[.E18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99]-[.C184]" office:value-type="float" office:value="0" calcext:value-type="float">
            <text:p>0.000</text:p>
          </table:table-cell>
          <table:table-cell table:style-name="ce2" table:formula="of:=[.D199]-[.D184]" office:value-type="float" office:value="0" calcext:value-type="float">
            <text:p>0.000</text:p>
          </table:table-cell>
          <table:table-cell table:style-name="ce2" table:formula="of:=[.E199]-[.E18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68]-[.C198]" office:value-type="float" office:value="0" calcext:value-type="float">
            <text:p>0.000</text:p>
          </table:table-cell>
          <table:table-cell table:style-name="ce2" table:formula="of:=[.D168]-[.D198]" office:value-type="float" office:value="0" calcext:value-type="float">
            <text:p>0.000</text:p>
          </table:table-cell>
          <table:table-cell table:style-name="ce2" table:formula="of:=[.E168]-[.E19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69]-[.C199]" office:value-type="float" office:value="0" calcext:value-type="float">
            <text:p>0.000</text:p>
          </table:table-cell>
          <table:table-cell table:style-name="ce2" table:formula="of:=[.D169]-[.D199]" office:value-type="float" office:value="0" calcext:value-type="float">
            <text:p>0.000</text:p>
          </table:table-cell>
          <table:table-cell table:style-name="ce2" table:formula="of:=[.E169]-[.E199]" office:value-type="float" office:value="0" calcext:value-type="float">
            <text:p>0.000</text:p>
          </table:table-cell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2" table:formula="of:=([.C226]-[.C227]-[.C228])*27.211" office:value-type="float" office:value="-127.346492528733" calcext:value-type="float">
            <text:p>-127.346</text:p>
          </table:table-cell>
          <table:table-cell table:style-name="ce2" table:formula="of:=([.D226]-[.D227]-[.D228])*27.211" office:value-type="float" office:value="-8.79599010349408" calcext:value-type="float">
            <text:p>-8.796</text:p>
          </table:table-cell>
          <table:table-cell table:style-name="ce2" table:formula="of:=([.E226]-[.E227]-[.E228])*27.211" office:value-type="float" office:value="-5.49781318285471" calcext:value-type="float">
            <text:p>-5.49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2" table:formula="of:=([.C226]-[.C227]-[.C229])*27.211" office:value-type="float" office:value="-127.356762974151" calcext:value-type="float">
            <text:p>-127.357</text:p>
          </table:table-cell>
          <table:table-cell table:style-name="ce2" table:formula="of:=([.D226]-[.D227]-[.D229])*27.211" office:value-type="float" office:value="-8.80626054891203" calcext:value-type="float">
            <text:p>-8.806</text:p>
          </table:table-cell>
          <table:table-cell table:style-name="ce2" table:formula="of:=([.E226]-[.E227]-[.E229])*27.211" office:value-type="float" office:value="-5.50808362827266" calcext:value-type="float">
            <text:p>-5.508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41]-[.C242]-[.C243])*27.211" office:value-type="float" office:value="-0.984488394098705" calcext:value-type="float">
            <text:p>-0.984</text:p>
          </table:table-cell>
          <table:table-cell table:style-name="ce2" table:formula="of:=([.D241]-[.D242]-[.D243])*27.211" office:value-type="float" office:value="-0.876211958415601" calcext:value-type="float">
            <text:p>-0.876</text:p>
          </table:table-cell>
          <table:table-cell table:style-name="ce2" table:formula="of:=([.E241]-[.E242]-[.E243])*27.211" office:value-type="float" office:value="-135.258607734232" calcext:value-type="float">
            <text:p>-135.2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41]-[.C242]-[.C244])*27.211" office:value-type="float" office:value="-0.979555711719928" calcext:value-type="float">
            <text:p>-0.980</text:p>
          </table:table-cell>
          <table:table-cell table:style-name="ce2" table:formula="of:=([.D241]-[.D242]-[.D244])*27.211" office:value-type="float" office:value="-0.871279276036824" calcext:value-type="float">
            <text:p>-0.871</text:p>
          </table:table-cell>
          <table:table-cell table:style-name="ce2" table:formula="of:=([.E241]-[.E242]-[.E244])*27.211" office:value-type="float" office:value="-135.253675051853" calcext:value-type="float">
            <text:p>-135.254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54]-[.C255]-[.C256])*27.211" office:value-type="float" office:value="-1.03269833207851" calcext:value-type="float">
            <text:p>-1.033</text:p>
          </table:table-cell>
          <table:table-cell table:style-name="ce2" table:formula="of:=([.D254]-[.D255]-[.D256])*27.211" office:value-type="float" office:value="-0.934738732078507" calcext:value-type="float">
            <text:p>-0.9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54]-[.C255]-[.C257])*27.211" office:value-type="float" office:value="-1.03110265871189" calcext:value-type="float">
            <text:p>-1.031</text:p>
          </table:table-cell>
          <table:table-cell table:style-name="ce2" table:formula="of:=([.D254]-[.D255]-[.D257])*27.211" office:value-type="float" office:value="-0.933143058711889" calcext:value-type="float">
            <text:p>-0.93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64]-[.C265]-[.C266])*27.211" office:value-type="float" office:value="-0.824618423361711" calcext:value-type="float">
            <text:p>-0.825</text:p>
          </table:table-cell>
          <table:table-cell table:style-name="ce2" table:formula="of:=([.D264]-[.D265]-[.D266])*27.211" office:value-type="float" office:value="-0.722305063361717" calcext:value-type="float">
            <text:p>-0.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64]-[.C265]-[.C267])*27.211" office:value-type="float" office:value="-0.838986956454928" calcext:value-type="float">
            <text:p>-0.839</text:p>
          </table:table-cell>
          <table:table-cell table:style-name="ce2" table:formula="of:=([.D264]-[.D265]-[.D267])*27.211" office:value-type="float" office:value="-0.736673596454934" calcext:value-type="float">
            <text:p>-0.737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269]-[.C259]" office:value-type="float" office:value="0.208079908716797" calcext:value-type="float">
            <text:p>0.208</text:p>
          </table:table-cell>
          <table:table-cell table:style-name="ce2" table:formula="of:=[.D269]-[.D259]" office:value-type="float" office:value="0.212433668716789" calcext:value-type="float">
            <text:p>0.2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270]-[.C260]" office:value-type="float" office:value="0.192115702256963" calcext:value-type="float">
            <text:p>0.192</text:p>
          </table:table-cell>
          <table:table-cell table:style-name="ce2" table:formula="of:=[.D270]-[.D260]" office:value-type="float" office:value="0.196469462256955" calcext:value-type="float">
            <text:p>0.196</text:p>
          </table:table-cell>
          <table:table-cell table:style-name="ce2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6701" calcext:value-type="float">
            <text:p>0.0716416701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441485091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73774" calcext:value-type="float">
            <text:p>0.09868737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53822264314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667123" calcext:value-type="float">
            <text:p>0.1064667123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8970657083953" calcext:value-type="float">
            <text:p>2.89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2T20:59:51.941079381</dc:date>
    <meta:editing-duration>PT17H8M7S</meta:editing-duration>
    <meta:editing-cycles>30</meta:editing-cycles>
    <meta:generator>LibreOffice/7.3.7.2$Linux_X86_64 LibreOffice_project/30$Build-2</meta:generator>
    <meta:document-statistic meta:table-count="2" meta:cell-count="706" meta:object-count="0"/>
  </office:meta>
</office:document-meta>
</file>